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0pt" style:font-size-asian="10pt" style:font-size-complex="10pt"/>
    </style:style>
    <style:style style:name="P2" style:family="paragraph" style:parent-style-name="Standard">
      <style:text-properties style:font-name="Open San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Open Sans" fo:font-size="10pt" fo:font-weight="bold" fo:background-color="#cccccc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Open Sans" fo:font-size="10pt" fo:font-weight="bold" officeooo:paragraph-rsid="00098ba9" fo:background-color="#cccccc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Open Sans" fo:font-size="10pt" fo:font-weight="bold" officeooo:paragraph-rsid="00067fe2" fo:background-color="#cccccc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Open Sans" fo:font-size="10pt" fo:background-color="#cccccc" style:font-size-asian="10pt" style:font-size-complex="10pt"/>
    </style:style>
    <style:style style:name="P7" style:family="paragraph" style:parent-style-name="Standard">
      <style:text-properties style:font-name="Open Sans" fo:font-size="8pt" fo:font-weight="bold" fo:background-color="#c2e0ae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writing-mode="lr-tb"/>
      <style:text-properties style:font-name="Open Sans" fo:font-size="10pt" style:font-size-asian="10pt" style:font-size-complex="10pt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37b70" loext:char-shading-value="0" style:font-weight-asian="bold" style:font-weight-complex="bold"/>
    </style:style>
    <style:style style:name="T5" style:family="text">
      <style:text-properties fo:font-weight="bold" fo:background-color="#f37b70" loext:char-shading-value="0" style:font-weight-asian="bold" style:font-weight-complex="bold"/>
    </style:style>
    <style:style style:name="T6" style:family="text">
      <style:text-properties fo:font-weight="bold" fo:background-color="#f68e76" loext:char-shading-value="0" style:font-weight-asian="bold" style:font-weight-complex="bold"/>
    </style:style>
    <style:style style:name="T7" style:family="text">
      <style:text-properties fo:font-weight="bold" fo:background-color="#f7a19a" loext:char-shading-value="0" style:font-weight-asian="bold" style:font-weight-complex="bold"/>
    </style:style>
    <style:style style:name="T8" style:family="text">
      <style:text-properties fo:font-weight="bold" officeooo:rsid="00127fac" fo:background-color="#f7a19a" loext:char-shading-value="0" style:font-weight-asian="bold" style:font-weight-complex="bold"/>
    </style:style>
    <style:style style:name="T9" style:family="text">
      <style:text-properties officeooo:rsid="00098ba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27f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-------------------------------------------------------------------------------------------------------</text:p>
      <text:p text:style-name="P6">Slides_09_classes_abstratas_internas_e_interfaces_pages_deleted.pdf <text:s text:c="2"/></text:p>
      <text:p text:style-name="P5">-------------------------------------------------------------------------------------------------------</text:p>
      <text:p text:style-name="P1"/>
      <text:p text:style-name="P1"/>
      <text:p text:style-name="P1">- Slide 03:</text:p>
      <text:p text:style-name="P1"><text:s/>"abstract" &gt; ";"</text:p>
      <text:p text:style-name="P1"><text:s/></text:p>
      <text:p text:style-name="P1">----não usar nessa turma-----</text:p>
      <text:p text:style-name="P1"><text:s/><text:span text:style-name="T1">Adiciona método</text:span> abstrato "tirarFerias()" na classe "Funcionário"</text:p>
      <text:p text:style-name="P1"><text:s/>- Alterar a super-classe para abstract </text:p>
      <text:p text:style-name="P1"><text:s/>- Adicionar na super-classe o atributo booleano "emFerias" inicializado com "false"</text:p>
      <text:p text:style-name="P1"><text:s/>- no método "tirarFerias()" das subclasses altere esse atributo para true </text:p>
      <text:p text:style-name="P1">-----------------------------</text:p>
      <text:p text:style-name="P1"/>
      <text:p text:style-name="P1"/>
      <text:p text:style-name="P1">- Slide 04:</text:p>
      <text:p text:style-name="P1"><text:s text:c="2"/><text:span text:style-name="T1">implementar (- a </text:span>subclasse felino)</text:p>
      <text:p text:style-name="P1"/>
      <text:p text:style-name="P1">- Slide 05:</text:p>
      <text:p text:style-name="P1"><text:s text:c="2"/>implementar (Gato extends Animal) </text:p>
      <text:p text:style-name="P1"><text:s text:c="2"/>Cuidado... existe apenas um parâmentro no construtor</text:p>
      <text:p text:style-name="P1"/>
      <text:p text:style-name="P1"><text:span text:style-name="T7">==================== fim aula </text:span><text:span text:style-name="T8">0</text:span><text:span text:style-name="T7">6 </text:span><text:span text:style-name="T8">(de 08)</text:span><text:span text:style-name="T7"> t6 ====================</text:span> </text:p>
      <text:p text:style-name="P1"/>
      <text:p text:style-name="P2">- Slide 07:</text:p>
      <text:p text:style-name="P1"><text:s text:c="2"/>implementar</text:p>
      <text:p text:style-name="P1"/>
      <text:p text:style-name="P2">- Slide 08:</text:p>
      <text:p text:style-name="P1"><text:s text:c="2"/>implementar</text:p>
      <text:p text:style-name="P1"><text:s text:c="2"/>Adicione o método "raizQuadrada(Double valor)" abstato na classe Calculos</text:p>
      <text:p text:style-name="P1"><text:tab/>System.out.println("A raiz quadrada de "+ valor +" é = "+ Math.sqrt( valor ));</text:p>
      <text:p text:style-name="P1"/>
      <text:p text:style-name="P1"><text:tab/>Para arredondar um número 'numero' para cima, usamos: Math.ceil(numero)</text:p>
      <text:p text:style-name="P1"><text:tab/>Para arredondar um número 'numero' para baixo, usamos: Math.floor(numero)</text:p>
      <text:p text:style-name="P1"/>
      <text:p text:style-name="P1"/>
      <text:p text:style-name="P1"><text:span text:style-name="T3">- Slide 11:</text:span> ******** não implementar ********</text:p>
      <text:p text:style-name="P1"><text:s text:c="2"/>implementar, altere a string de retorno, cria mais métodos, </text:p>
      <text:p text:style-name="P1"><text:s text:c="2"/>teste a aplicação (em todos os exercícios se possível)</text:p>
      <text:p text:style-name="P1"/>
      <text:p text:style-name="P1"/>
      <text:p text:style-name="P2">- Slide 13:</text:p>
      <text:p text:style-name="P1"><text:s text:c="2"/>lambda mais comumente usado com coleções, ainda não vimos</text:p>
      <text:p text:style-name="P8"><text:s text:c="2"/>----- implementar: Exemplo expressão lambda 01 lista.png</text:p>
      <text:p text:style-name="P1"/>
      <text:p text:style-name="P1"/>
      <text:p text:style-name="P2">- Slide 14:</text:p>
      <text:p text:style-name="P1"><text:s text:c="2"/>implementar exemplos da pasta ENUM</text:p>
      <text:p text:style-name="P1"/>
      <text:p text:style-name="P5">-------------------------------------------------------------------------------------------------------</text:p>
      <text:p text:style-name="P6">slides_10_<text:span text:style-name="T1">excecões.pdf</text:span> <text:s text:c="85"/></text:p>
      <text:p text:style-name="P5">-------------------------------------------------------------------------------------------------------</text:p>
      <text:p text:style-name="P1"><text:soft-page-break/></text:p>
      <text:p text:style-name="P1"/>
      <text:p text:style-name="P1"/>
      <text:p text:style-name="P2">slide 04 <text:span text:style-name="T10">- (antes) mostrar </text:span><text:span text:style-name="T2">estrura</text:span><text:span text:style-name="T10"> do bloco try catch (cerca de 10 min)</text:span></text:p>
      <text:p text:style-name="P1"/>
      <text:p text:style-name="P7">********************************************* revisado até aqui ***************************************************</text:p>
      <text:p text:style-name="P1"><text:s/></text:p>
      <text:p text:style-name="P1">==================== fim aula 09 <text:span text:style-name="T11">(de 10)</text:span> t5 ==================== </text:p>
      <text:p text:style-name="P1"/>
      <text:p text:style-name="P2">slide 04 <text:span text:style-name="T10">- implementar exemplo eclipse, mostrar diferença do e.printStackTrace(); na rastreabilidade (cerca de 25 min)</text:span></text:p>
      <text:p text:style-name="P1"><text:s/></text:p>
      <text:p text:style-name="P1"/>
      <text:p text:style-name="P2">slide 05 <text:span text:style-name="T10">- alterar exemplo anterior para mult catch (cerca de 5 min)</text:span></text:p>
      <text:p text:style-name="P1"/>
      <text:p text:style-name="P2">slide 06 <text:span text:style-name="T10">- implemetar try com recursos (cerca de 12 min)</text:span></text:p>
      <text:p text:style-name="P1"><text:s/>cada um em uma classe </text:p>
      <text:p text:style-name="P1"/>
      <text:p text:style-name="P1"/>
      <text:p text:style-name="P1"/>
      <text:p text:style-name="P2">slide 07<text:span text:style-name="T10"> - implemetar throw e trhows (cerca de 15 min)</text:span></text:p>
      <text:p text:style-name="P1"><text:s/>implementar primeira parte do "Exercício M F - lançar execption.txt"</text:p>
      <text:p text:style-name="P1"/>
      <text:p text:style-name="P1"/>
      <text:p text:style-name="P2">slide 09 <text:span text:style-name="T10">- implemetar criar própria exeção e incluir no ex anterior (cerca de 15 min)</text:span></text:p>
      <text:p text:style-name="P1"><text:s/>concluir implementação "Exercício M F - lançar execption.txt"</text:p>
      <text:p text:style-name="P1"/>
      <text:p text:style-name="P1"/>
      <text:p text:style-name="P4">-------------------------------------------------------------------------------------------------------</text:p>
      <text:p text:style-name="P6">slides_11_java_collections.pdf <text:s text:c="73"/></text:p>
      <text:p text:style-name="P4">-------------------------------------------------------------------------------------------------------</text:p>
      <text:p text:style-name="P1"/>
      <text:p text:style-name="P2">slide 04 - <text:span text:style-name="T10">implemetar</text:span></text:p>
      <text:p text:style-name="P1"><text:s/>TesteArrayList.java</text:p>
      <text:p text:style-name="P1"><text:s/></text:p>
      <text:p text:style-name="P2">slide 05 - <text:span text:style-name="T10">implemetar</text:span></text:p>
      <text:p text:style-name="P1"><text:s/>use o map.get(chave) para recuparar os valores</text:p>
      <text:p text:style-name="P1"/>
      <text:p text:style-name="P1"><text:s/>ContainsKey.java</text:p>
      <text:p text:style-name="P1"/>
      <text:p text:style-name="P1"/>
      <text:p text:style-name="P2">slide 07 - <text:span text:style-name="T10">implemetar</text:span></text:p>
      <text:p text:style-name="P1"><text:s/></text:p>
      <text:p text:style-name="P2">slide 09 - <text:span text:style-name="T10">implemetar</text:span></text:p>
      <text:p text:style-name="P1"><text:s/>crie outros ArrayLists que receba outros tipois de valores</text:p>
      <text:p text:style-name="P1"/>
      <text:p text:style-name="P1"><text:s/>crie um hashMap com chave do tipo String e valor do tipo Integer e</text:p>
      <text:p text:style-name="P1"><text:s/>adicione alguns elementos nessa coleção de dados</text:p>
      <text:p text:style-name="P1"/>
      <text:p text:style-name="P1"><text:s/>percorra e exiba seus valores</text:p>
      <text:p text:style-name="P1"/>
      <text:p text:style-name="P1"><text:tab/>Exemplo para percorrer um HashMap()</text:p>
      <text:p text:style-name="P1"><text:tab/>for (String chave : mapa.keySet()){</text:p>
      <text:p text:style-name="P1"/>
      <text:p text:style-name="P1"/>
      <text:p text:style-name="P1"><text:span text:style-name="T3">slide 11 - </text:span><text:span text:style-name="T10">implemetar</text:span> </text:p>
      <text:p text:style-name="P1"/>
      <text:p text:style-name="P1"><text:soft-page-break/>"sort reverse java"</text:p>
      <text:p text:style-name="P1"/>
      <text:p text:style-name="P1">-------- hasMap</text:p>
      <text:p text:style-name="P1"><text:s text:c="2"/>Implementation: ArrayList implements List Interface while HashMap is an implementation of Map interface.</text:p>
      <text:p text:style-name="P1"/>
      <text:p text:style-name="P1"><text:s/>- implementas classe Detalhes.java (15 min)</text:p>
      <text:p text:style-name="P1"/>
      <text:p text:style-name="P1"/>
      <text:p text:style-name="P1"><text:s/>exercício: crie um método que retorne o nome da pessoa buscando pelo número de CPF</text:p>
      <text:p text:style-name="P1"><text:s text:c="4"/>cadastre as pessoas em um hashMap com chaves sendo o CPF (Long) e os valores sendo o Nome (não pode começar com 0)</text:p>
      <text:p text:style-name="P1"><text:s text:c="7"/>(20 min)</text:p>
      <text:p text:style-name="P1"/>
      <text:p text:style-name="P1"><text:s/>se não existir a pessoa cadastrada exibir mensagem "pessoa não encontrada nos registros do hashMap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37:21.589000000</meta:creation-date>
    <meta:generator>LibreOffice/5.4.1.2$Windows_X86_64 LibreOffice_project/ea7cb86e6eeb2bf3a5af73a8f7777ac570321527</meta:generator>
    <dc:date>2019-06-25T09:08:47.291000000</dc:date>
    <meta:editing-duration>PT34M43S</meta:editing-duration>
    <meta:editing-cycles>12</meta:editing-cycles>
    <meta:document-statistic meta:table-count="0" meta:image-count="0" meta:object-count="0" meta:page-count="3" meta:paragraph-count="77" meta:word-count="456" meta:character-count="3907" meta:non-whitespace-character-count="3290"/>
  </office:meta>
</office:document-meta>
</file>